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/>
    <style:font-face style:name="Lohit Hindi2" svg:font-family="'Lohit Hindi'" style:font-family-generic="modern"/>
    <style:font-face style:name="WenQuanYi Micro Hei" svg:font-family="'WenQuanYi Micro Hei'" style:font-family-generic="modern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s" fo:country="ES" style:font-size-asian="12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fo:language="es" fo:country="ES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solid" style:text-underline-width="auto" style:text-underline-color="font-color" fo:font-weight="bold" style:font-name-asian="Calibri" style:font-size-asian="14pt" style:language-asian="en" style:country-asian="US" style:font-weight-asian="bold" style:font-name-complex="Calibri" style:font-size-complex="14pt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fo:font-style="italic" style:font-name-asian="Calibri" style:font-size-asian="14pt" style:language-asian="en" style:country-asian="US" style:font-style-asian="italic" style:font-name-complex="Calibri" style:font-size-complex="14pt" style:font-style-complex="italic"/>
    </style:style>
    <style:style style:name="P6" style:family="paragraph" style:parent-style-name="Standard">
      <style:paragraph-properties fo:margin-top="0cm" fo:margin-bottom="0.353cm" style:contextual-spacing="false" fo:line-height="115%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font-size="14pt" fo:language="es" fo:country="ES" style:font-size-asian="14pt" style:font-size-complex="14pt"/>
    </style:style>
    <style:style style:name="P9" style:family="paragraph" style:parent-style-name="Text_20_body">
      <style:paragraph-properties fo:margin-top="0cm" fo:margin-bottom="0.353cm" style:contextual-spacing="false" fo:line-height="115%"/>
      <style:text-properties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P10" style:family="paragraph" style:parent-style-name="Text_20_body">
      <style:paragraph-properties fo:margin-top="0cm" fo:margin-bottom="0.499cm" style:contextual-spacing="false"/>
      <style:text-properties fo:font-size="14pt" fo:language="es" fo:country="ES" style:font-size-asian="14pt" style:font-size-complex="14pt"/>
    </style:style>
    <style:style style:name="P11" style:family="paragraph" style:parent-style-name="Text_20_body">
      <style:paragraph-properties fo:margin-top="0cm" fo:margin-bottom="0.499cm" style:contextual-spacing="false"/>
      <style:text-properties fo:font-size="14pt" style:font-size-asian="14pt" style:font-size-complex="14pt"/>
    </style:style>
    <style:style style:name="P12" style:family="paragraph" style:parent-style-name="Text_20_body">
      <style:paragraph-properties fo:margin-top="0cm" fo:margin-bottom="0.499cm" style:contextual-spacing="false"/>
      <style:text-properties style:font-name="Calibri"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P13" style:family="paragraph" style:parent-style-name="Text_20_body">
      <style:paragraph-properties fo:margin-top="0cm" fo:margin-bottom="0.499cm" style:contextual-spacing="false"/>
      <style:text-properties style:font-name="Calibri" fo:font-size="14pt" fo:language="es" fo:country="ES" fo:font-style="italic" style:font-name-asian="Calibri" style:font-size-asian="14pt" style:language-asian="en" style:country-asian="US" style:font-style-asian="italic" style:font-name-complex="Calibri" style:font-size-complex="14pt" style:font-style-complex="italic"/>
    </style:style>
    <style:style style:name="P14" style:family="paragraph" style:parent-style-name="Text_20_body">
      <style:paragraph-properties fo:margin-top="0cm" fo:margin-bottom="0.499cm" style:contextual-spacing="false"/>
      <style:text-properties style:font-name="Calibri" fo:font-size="14pt" style:font-name-asian="Calibri" style:font-size-asian="14pt" style:language-asian="en" style:country-asian="US" style:font-name-complex="Calibri" style:font-size-complex="14pt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P16" style:family="paragraph" style:parent-style-name="Standard" style:list-style-name="WW8Num2">
      <style:paragraph-properties fo:margin-top="0cm" fo:margin-bottom="0.353cm" style:contextual-spacing="false" fo:line-height="115%"/>
      <style:text-properties style:font-name="Calibri"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P17" style:family="paragraph" style:parent-style-name="Standard" style:list-style-name="WW8Num3">
      <style:paragraph-properties fo:margin-top="0cm" fo:margin-bottom="0.353cm" style:contextual-spacing="false" fo:line-height="115%"/>
      <style:text-properties style:font-name="Calibri"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officeooo:paragraph-rsid="00022b4e" style:font-name-asian="Calibri" style:font-size-asian="14pt" style:language-asian="en" style:country-asian="US" style:font-name-complex="Calibri" style:font-size-complex="14pt"/>
    </style:style>
    <style:style style:name="P19" style:family="paragraph" style:parent-style-name="Text_20_body">
      <style:paragraph-properties fo:margin-top="0cm" fo:margin-bottom="0.499cm" style:contextual-spacing="false"/>
      <style:text-properties style:font-name="Calibri"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P20" style:family="paragraph" style:parent-style-name="Heading_20_1">
      <style:text-properties style:font-name="Arial" fo:font-size="12pt" style:font-size-asian="12pt" style:font-name-complex="Arial"/>
    </style:style>
    <style:style style:name="P21" style:family="paragraph" style:parent-style-name="Heading_20_1" style:master-page-name="Standard">
      <style:paragraph-properties style:page-number="auto"/>
      <style:text-properties fo:font-size="12pt" style:font-size-asian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style="italic" style:font-style-asian="italic" style:font-style-complex="italic"/>
    </style:style>
    <style:style style:name="T5" style:family="text">
      <style:text-properties fo:language="es" fo:country="ES" fo:font-weight="normal" style:font-weight-asian="normal" style:font-weight-complex="normal"/>
    </style:style>
    <style:style style:name="T6" style:family="text">
      <style:text-properties style:font-name="Times New Roman" fo:language="es" fo:country="ES" style:font-name-complex="Times New Roman"/>
    </style:style>
    <style:style style:name="T7" style:family="text">
      <style:text-properties style:font-name="Times New Roman" fo:font-size="14pt" fo:language="es" fo:country="ES" style:font-size-asian="14pt" style:language-asian="en" style:country-asian="US" style:font-name-complex="Times New Roman" style:font-size-complex="14pt"/>
    </style:style>
    <style:style style:name="T8" style:family="text">
      <style:text-properties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T9" style:family="text">
      <style:text-properties fo:font-size="14pt" fo:language="es" fo:country="ES" fo:font-weight="normal" style:font-name-asian="Calibri" style:font-size-asian="14pt" style:language-asian="en" style:country-asian="US" style:font-weight-asian="normal" style:font-name-complex="Calibri" style:font-size-complex="14pt" style:font-weight-complex="normal"/>
    </style:style>
    <style:style style:name="T10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11" style:family="text">
      <style:text-properties style:font-name="Calibri" fo:font-size="14pt" fo:language="es" fo:country="ES" fo:font-weight="normal" style:font-name-asian="Calibri" style:font-size-asian="14pt" style:language-asian="en" style:country-asian="US" style:font-weight-asian="normal" style:font-name-complex="Calibri" style:font-size-complex="14pt" style:font-weight-complex="normal"/>
    </style:style>
    <style:style style:name="T12" style:family="text">
      <style:text-properties style:font-name="Calibri" fo:font-size="14pt" fo:language="es" fo:country="ES" fo:font-style="italic" style:font-name-asian="Calibri" style:font-size-asian="14pt" style:language-asian="en" style:country-asian="US" style:font-style-asian="italic" style:font-name-complex="Calibri" style:font-size-complex="14pt" style:font-style-complex="italic"/>
    </style:style>
    <style:style style:name="T13" style:family="text">
      <style:text-properties style:font-name="Calibri" style:font-name-asian="Calibri" style:language-asian="en" style:country-asian="US" style:font-name-complex="Calibri"/>
    </style:style>
    <style:style style:name="T14" style:family="text">
      <style:text-properties style:font-name="Calibri1" fo:font-weight="normal" style:font-weight-asian="normal" style:font-weight-complex="normal"/>
    </style:style>
    <style:style style:name="T15" style:family="text">
      <style:text-properties officeooo:rsid="00022b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/>
      <text:h text:style-name="P20" text:outline-level="1">COGNOMS__________Martínez Rodríguez________NOM<text:span text:style-name="T1"><text:tab/><text:tab/>DavidAngel<text:tab/></text:span></text:h>
      <text:p text:style-name="P1"/>
      <text:p text:style-name="P3">Pràctica 5.</text:p>
      <text:list xml:id="list31647783" text:style-name="WW8Num2">
        <text:list-item>
          <text:p text:style-name="P16">Instal·lació d'un servidor DNS amb Ubuntu 12.04 LTS amb forwarding. Evolució amb resolució: directa, inversa. Explicar tots elements a tenir presents, fitxers de configuració, procediments, etc., <text:s/>que formen part de la instal·lació.</text:p>
        </text:list-item>
      </text:list>
      <text:p text:style-name="P4"/>
      <text:p text:style-name="P4">Primero hemos de instalar un servidor de DNS como Bind9, con la orden <text:span text:style-name="T2">sudo apt-get install bind9.</text:span></text:p>
      <text:p text:style-name="P4">Como daba problemas, ejecutamos la orden <text:span text:style-name="T2">sudo apt-get update</text:span>, para actualizar la lista de paquetes disponibles en los repositorios y luego la orden <text:span text:style-name="T2">sudo apt-get upgrade</text:span> para <text:s/>comparar los paquetes de los repositorios con los que tenemos instalados y actualizarlos.</text:p>
      <text:p text:style-name="P4">Ejecutando la orden <text:span text:style-name="T2">dpkg -L bind9|grep etc</text:span> vemos los ficheros de configuración y para crear el servidor DNS con forwarding hemos de modificar el fichero named.conf.options, por lo tanto ejecutamos los siguientes comandos:</text:p>
      <text:p text:style-name="P5">cd/etc/bind </text:p>
      <text:p text:style-name="P5">y </text:p>
      <text:p text:style-name="P5">sudo nano named.conf.options</text:p>
      <text:p text:style-name="P4">Aquí, dónde pone forwarding, cambiamos la ip 0.0.0.0 por el servidor DNS que queramos, el que use nuestro ISP o el de google por ejemplo que es el 8.8.8.8</text:p>
      <text:p text:style-name="P4"/>
      <text:p text:style-name="P4">Para que los cambios tengan efecto, ejecutamos la orden </text:p>
      <text:p text:style-name="P4"><text:span text:style-name="T2">sudo /etc/init.d/bind9 restart</text:span> para reiniciar el bind9.</text:p>
      <text:p text:style-name="P4">La ventaja de un servidor DNS con forwarding es que guarda las direcciones más visitadas en caché y así no pierde tiempo en preguntar al servidor DNS externo que las resuelve.</text:p>
      <text:p text:style-name="P4"/>
      <text:p text:style-name="P4">Para la resolución directa e inversa hemos de editar el archivo named.conf.local y <text:soft-page-break/>creamos dos zonas, la primera será de resolución directa (de nombre a ip) y la segunda será la de resolución inversa (de ip a nombre).</text:p>
      <text:p text:style-name="P4">Quedará más o menos así,</text:p>
      <text:p text:style-name="P9">zone “david.es” {</text:p>
      <text:p text:style-name="P10">type master;</text:p>
      <text:p text:style-name="P10">file “/etc/bind/db.david.es”;</text:p>
      <text:p text:style-name="P10">};</text:p>
      <text:p text:style-name="P10">zone “192.in-addr.arpa” {</text:p>
      <text:p text:style-name="P10">type master;</text:p>
      <text:p text:style-name="P10">file “/etc/bind/db.192”;</text:p>
      <text:p text:style-name="P10">};</text:p>
      <text:p text:style-name="P12">Los tres números de la segunda zona son los tres primeros números de nuestra IP y donde pone file es la ruta a los ficheros de configuración directa e indirecta.</text:p>
      <text:p text:style-name="P12">Copiamos la información de los que teníamos previamente en estos nuevos con las siguientes órdenes,</text:p>
      <text:p text:style-name="P13">sudo cp /etc/bind/db.local /etc/bind/db.david.es</text:p>
      <text:p text:style-name="P12">y</text:p>
      <text:p text:style-name="P13">sudo cp /etc/bind/db.127 /etc/bind/db.192</text:p>
      <text:p text:style-name="P12"/>
      <text:p text:style-name="P12"/>
      <text:p text:style-name="P12"/>
      <text:p text:style-name="P12"/>
      <text:p text:style-name="P12"/>
      <text:p text:style-name="P12"/>
      <text:p text:style-name="P12">Ahora editaremos el archivo de resolución directa,</text:p>
      <text:p text:style-name="P14"><text:soft-page-break/><text:span text:style-name="T4">sudo nano /etc/bind/db.david.es <text:s/></text:span><text:span text:style-name="T3">y pondremos los nuevos datos, david.es es el nombre del dominio, pcdavid es el nombre de mi pc y nuestra IP.</text:span></text:p>
      <text:p text:style-name="P11"><text:span text:style-name="Strong_20_Emphasis"><text:span text:style-name="T5">$TTL    604800<text:line-break/></text:span></text:span><text:span text:style-name="Teletype"><text:span text:style-name="T6">@       IN      SOA   david</text:span></text:span><text:span text:style-name="Strong_20_Emphasis"><text:span text:style-name="T5">.es. root.david.es.</text:span></text:span><text:span text:style-name="Teletype"><text:span text:style-name="T6"> (</text:span></text:span><text:span text:style-name="Strong_20_Emphasis"><text:span text:style-name="T5"><text:line-break/></text:span></text:span><text:span text:style-name="Teletype"><text:span text:style-name="T6">                              1         ; Serial</text:span></text:span><text:span text:style-name="Strong_20_Emphasis"><text:span text:style-name="T5"><text:line-break/></text:span></text:span><text:span text:style-name="Teletype"><text:span text:style-name="T6">                         604800         ; Refresh</text:span></text:span><text:span text:style-name="Strong_20_Emphasis"><text:span text:style-name="T5"><text:line-break/></text:span></text:span><text:span text:style-name="Teletype"><text:span text:style-name="T6">                          86400         ; Retry</text:span></text:span><text:span text:style-name="Strong_20_Emphasis"><text:span text:style-name="T5"><text:line-break/></text:span></text:span><text:span text:style-name="Teletype"><text:span text:style-name="T6">                        2419200         ; Expire</text:span></text:span><text:span text:style-name="Strong_20_Emphasis"><text:span text:style-name="T5"><text:line-break/></text:span></text:span><text:span text:style-name="Teletype"><text:span text:style-name="T6">                         604800 )       ; Negative Cache TTL</text:span></text:span><text:span text:style-name="Strong_20_Emphasis"><text:span text:style-name="T5"><text:line-break/></text:span></text:span><text:span text:style-name="Teletype"><text:span text:style-name="T6">;</text:span></text:span><text:span text:style-name="Strong_20_Emphasis"><text:span text:style-name="T5"><text:line-break/>@ IN NS pcdavid<text:line-break/>;<text:line-break/>david.es IN A 192.168.0.4<text:line-break/>pcdavid IN A 192.168.0.4<text:line-break/>;<text:line-break/>Aquí irían los nombres e Ips de los ordenadores.</text:span></text:span></text:p>
      <text:p text:style-name="P12"/>
      <text:p text:style-name="P12">Ahora haremos lo mismo con el fichero de resolución inversa</text:p>
      <text:p text:style-name="P6"><text:span text:style-name="Teletype"><text:span text:style-name="T7">$TTL    604800</text:span></text:span><text:span text:style-name="T8"><text:line-break/></text:span><text:span text:style-name="Teletype"><text:span text:style-name="T7">@       IN      SOA     david</text:span></text:span><text:span text:style-name="Strong_20_Emphasis"><text:span text:style-name="T9">.es. root.david.es.</text:span></text:span><text:span text:style-name="Teletype"><text:span text:style-name="T7"> (</text:span></text:span><text:span text:style-name="T8"><text:line-break/></text:span><text:span text:style-name="Teletype"><text:span text:style-name="T7">                              1         ; Serial</text:span></text:span><text:span text:style-name="T8"><text:line-break/></text:span><text:span text:style-name="Teletype"><text:span text:style-name="T7">                         604800         ; Refresh</text:span></text:span><text:span text:style-name="T8"><text:line-break/></text:span><text:span text:style-name="Teletype"><text:span text:style-name="T7">                          86400         ; Retry</text:span></text:span><text:span text:style-name="T8"><text:line-break/></text:span><text:span text:style-name="Teletype"><text:span text:style-name="T7">                        2419200         ; Expire</text:span></text:span><text:span text:style-name="T8"><text:line-break/></text:span><text:span text:style-name="Teletype"><text:span text:style-name="T7">                         604800 )       ; Negative Cache TTL</text:span></text:span><text:span text:style-name="T8"><text:line-break/></text:span><text:span text:style-name="Teletype"><text:span text:style-name="T7">;</text:span></text:span><text:span text:style-name="T8"><text:line-break/></text:span><text:span text:style-name="Strong_20_Emphasis"><text:span text:style-name="T9">@ IN NS pcdavid.david.es.</text:span></text:span><text:span text:style-name="T8"><text:line-break/></text:span><text:span text:style-name="Strong_20_Emphasis"><text:span text:style-name="T10">192.168.0.4 </text:span></text:span><text:span text:style-name="Strong_20_Emphasis"><text:span text:style-name="T8">IN PTR pcdavid.david.es.</text:span></text:span><text:span text:style-name="T8"><text:line-break/></text:span><text:span text:style-name="Strong_20_Emphasis"><text:span text:style-name="T9">;</text:span></text:span><text:span text:style-name="T8"><text:line-break/></text:span><text:span text:style-name="Strong_20_Emphasis"><text:span text:style-name="T10">192.168.0.4 </text:span></text:span><text:span text:style-name="Strong_20_Emphasis"><text:span text:style-name="T8">IN PTR pccliente</text:span></text:span></text:p>
      <text:p text:style-name="P4"/>
      <text:p text:style-name="P6"><text:span text:style-name="Strong_20_Emphasis"><text:span text:style-name="T11">Al acabar hemos de reiniciar el servidor </text:span></text:span></text:p>
      <text:p text:style-name="P7"><text:span text:style-name="Strong_20_Emphasis"><text:span text:style-name="T12">sudo /etc/init.d/bind9 restart</text:span></text:span></text:p>
      <text:p text:style-name="P4"/>
      <text:list xml:id="list31646802" text:style-name="WW8Num3">
        <text:list-item>
          <text:p text:style-name="P17">Instal·lació del Active Directory de W2008 i posterior configuració d'un <text:soft-page-break/>sistema de resolució de DNS.Explicar tots elements a tenir presents: fitxers de configuració, procediments, etc., <text:s/>que formen part de la instal·lació.</text:p>
        </text:list-item>
      </text:list>
      <text:p text:style-name="P4">Hemos de instalar un sistema operativo servidor, en nuestro caso el Windows 2008.</text:p>
      <text:p text:style-name="P8"><text:span text:style-name="T13">Antes de nada estableceremos una <text:s/>IP manual en este caso </text:span><text:span text:style-name="Strong_20_Emphasis"><text:span text:style-name="T14">192.168.0.4 y como servidor DNS pondremos la misma IP o 127.0.0.1 ya que es un loopback a nosotros mismos.</text:span></text:span></text:p>
      <text:p text:style-name="P4">Ahora tenemos que ir a agregar funciones y agregamos el servicio de dominio de Active Directory, también se nos instalarán las dependencias que pudiera tener.</text:p>
      <text:p text:style-name="P4">Una vez instalado ejecutamos el asistente para la creación del servidor DNS (dcpromo).</text:p>
      <text:p text:style-name="P4">Con el asistente es bastante sencillo ya que sus preguntas son muy intuitivas.</text:p>
      <text:p text:style-name="P4">Hemos de crear un dominio nuevo en un bosque nuevo e instalar el servicio de servidor de DNS, nos pregunta la ruta donde queremos guardar los ficheros con la información de la base de datos y los registros.</text:p>
      <text:p text:style-name="P4">Con el complemento de Usuarios y Equipos de Active Directory podemos crear unidades organizativas (grupos), con sus correspondientes privilegios y crear y asignarles usuarios de manera muy sencilla.</text:p>
      <text:p text:style-name="P4">La ventaja del Active Directory, a parte de su sencillez para instalarlo es que crea automáticamente las zonas de resolución inversa y directa.</text:p>
      <text:p text:style-name="P4"/>
      <text:p text:style-name="P4"/>
      <text:p text:style-name="P4"/>
      <text:list xml:id="list31636488" text:continue-numbering="true" text:style-name="WW8Num3">
        <text:list-header>
          <text:p text:style-name="P17"/>
          <text:p text:style-name="P17"/>
        </text:list-header>
        <text:list-item>
          <text:p text:style-name="P17">Comparació crítica dels sistemes.</text:p>
        </text:list-item>
      </text:list>
      <text:p text:style-name="P4">Me ha parecido bastante más sencilla la instalación con Windows que con Ubuntu ya que con el asistente de instalación es automático y mucho más intuitivo. </text:p>
      <text:p text:style-name="P4">El Active Directory te crea las zonas, directa e inversa automáticamente, sólo hay que poner la IP estática y la IP del DNS.</text:p>
      <text:p text:style-name="P4"><text:soft-page-break/>También la parte de crear usuarios dentro de las zonas me ha parecido muy fácil.</text:p>
      <text:p text:style-name="P4"/>
      <text:p text:style-name="P18"><text:span text:style-name="T15">Hjk,ghj,fhj,fhj,</text:span></text:p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/>
    <style:font-face style:name="Lohit Hindi2" svg:font-family="'Lohit Hindi'" style:font-family-generic="modern"/>
    <style:font-face style:name="WenQuanYi Micro Hei" svg:font-family="'WenQuanYi Micro Hei'" style:font-family-generic="modern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es" fo:country="ES" fo:font-weight="bold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roid Sans Mono" style:font-name-asian="WenQuanYi Micro Hei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22:30:36</meta:creation-date>
    <dc:date>2014-04-01T11:49:26.53</dc:date>
    <meta:editing-duration>PT8M36S</meta:editing-duration>
    <meta:editing-cycles>4</meta:editing-cycles>
    <meta:generator>LibreOffice/3.6$Windows_x86 LibreOffice_project/5b93205-6e6b3fc-7830f6d-c08ad66-1d9bf4</meta:generator>
    <meta:document-statistic meta:table-count="0" meta:image-count="0" meta:object-count="0" meta:page-count="5" meta:paragraph-count="49" meta:word-count="747" meta:character-count="5011" meta:non-whitespace-character-count="3934"/>
  </office:meta>
</office:document-meta>
</file>